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image/tiff" manifest:full-path="Pictures/1000000000000172000001D4F4A8B784.t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ff" draw:textarea-horizontal-align="center" draw:textarea-vertical-align="middle"/>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fill="solid" draw:fill-color="#e6e6e6" draw:textarea-horizontal-align="justify" draw:textarea-vertical-align="middle" draw:auto-grow-height="false" fo:min-height="0cm" fo:min-width="0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fill-color="#e6e6e6" fo:min-height="9.75cm"/>
    </style:style>
    <style:style style:name="gr8" style:family="graphic" style:parent-style-name="standard">
      <style:graphic-properties draw:stroke="none" draw:fill="none" draw:fill-color="#e6e6e6" fo:min-height="0.75cm"/>
    </style:style>
    <style:style style:name="gr9" style:family="graphic" style:parent-style-name="standard">
      <style:graphic-properties draw:fill="solid" draw:fill-color="#99ccff" draw:textarea-horizontal-align="justify" draw:textarea-vertical-align="middle" draw:auto-grow-height="false" fo:min-height="0cm" fo:min-width="0cm"/>
    </style:style>
    <style:style style:name="gr10" style:family="graphic" style:parent-style-name="standard">
      <style:graphic-properties draw:stroke="none" svg:stroke-color="#000000" draw:fill="none" draw:fill-color="#ffffff" fo:min-height="0cm"/>
    </style:style>
    <style:style style:name="gr11" style:family="graphic" style:parent-style-name="standard">
      <style:graphic-properties draw:stroke="none" svg:stroke-color="#000000" draw:fill="none" draw:fill-color="#ffffff" fo:min-height="0.432cm"/>
    </style:style>
    <style:style style:name="gr12" style:family="graphic" style:parent-style-name="standard">
      <style:graphic-properties draw:stroke="none" svg:stroke-color="#000000" draw:fill="none" draw:fill-color="#ffffff" fo:min-height="0.5cm"/>
    </style:style>
    <style:style style:name="gr13" style:family="graphic" style:parent-style-name="standard">
      <style:graphic-properties draw:stroke="none" draw:fill="none" draw:fill-color="#e6e6e6" fo:min-height="10.428cm"/>
    </style:style>
    <style:style style:name="P1" style:family="paragraph">
      <style:paragraph-properties fo:text-align="center"/>
    </style:style>
    <style:style style:name="P2" style:family="paragraph">
      <style:paragraph-properties fo:margin-left="0cm" fo:margin-right="0cm" fo:text-indent="0cm"/>
      <style:text-properties fo:color="#0000ff" fo:font-size="14pt" fo:text-shadow="none" style:text-underline-style="solid" style:text-underline-width="auto" style:text-underline-color="font-color" fo:font-weight="bold"/>
    </style:style>
    <style:style style:name="P3" style:family="paragraph">
      <style:text-properties fo:color="#0000ff" fo:font-size="14pt" fo:text-shadow="none" style:text-underline-style="solid" style:text-underline-width="auto" style:text-underline-color="font-color" fo:font-weight="bold"/>
    </style:style>
    <style:style style:name="P4" style:family="paragraph">
      <style:paragraph-properties fo:margin-left="0cm" fo:margin-right="0cm" fo:text-indent="0cm"/>
    </style:style>
    <style:style style:name="P5" style:family="paragraph">
      <style:text-properties fo:font-size="12pt" fo:font-weight="bold"/>
    </style:style>
    <style:style style:name="P6" style:family="paragraph">
      <style:paragraph-properties fo:margin-left="0cm" fo:margin-right="0cm" fo:text-indent="0cm"/>
      <style:text-properties style:text-underline-style="solid" style:text-underline-width="auto" style:text-underline-color="font-color"/>
    </style:style>
    <style:style style:name="P7" style:family="paragraph">
      <style:text-properties fo:font-size="12pt" style:text-underline-style="solid" style:text-underline-width="auto" style:text-underline-color="font-color"/>
    </style:style>
    <style:style style:name="P8" style:family="paragraph">
      <style:paragraph-properties fo:margin-left="0cm" fo:margin-right="0cm" fo:text-indent="0cm"/>
      <style:text-properties fo:color="#0000ff" fo:font-size="14pt" style:text-underline-style="solid" style:text-underline-width="auto" style:text-underline-color="font-color" fo:font-weight="bold"/>
    </style:style>
    <style:style style:name="P9" style:family="paragraph">
      <style:text-properties fo:color="#0000ff" fo:font-size="14pt" style:text-underline-style="solid" style:text-underline-width="auto" style:text-underline-color="font-color" fo:font-weight="bold"/>
    </style:style>
    <style:style style:name="P10" style:family="paragraph">
      <style:paragraph-properties fo:margin-left="0cm" fo:margin-right="0cm" fo:text-indent="0cm"/>
      <style:text-properties fo:font-size="12pt"/>
    </style:style>
    <style:style style:name="P11" style:family="paragraph">
      <style:text-properties fo:color="#0000ff" fo:font-size="12pt" style:text-underline-style="solid" style:text-underline-width="auto" style:text-underline-color="font-color"/>
    </style:style>
    <style:style style:name="P12" style:family="paragraph">
      <style:paragraph-properties fo:margin-left="0cm" fo:margin-right="0cm" fo:text-align="center" fo:text-indent="0cm"/>
      <style:text-properties fo:color="#999999" fo:font-size="9pt"/>
    </style:style>
    <style:style style:name="P13" style:family="paragraph">
      <style:paragraph-properties fo:text-align="center"/>
      <style:text-properties fo:color="#0099ff"/>
    </style:style>
    <style:style style:name="P14" style:family="paragraph">
      <style:paragraph-properties fo:margin-left="0cm" fo:margin-right="0cm" fo:text-align="center" fo:text-indent="0cm"/>
      <style:text-properties fo:font-size="14pt" fo:font-weight="bold"/>
    </style:style>
    <style:style style:name="P15" style:family="paragraph">
      <style:paragraph-properties fo:margin-left="0cm" fo:margin-right="0cm" fo:text-indent="0cm"/>
      <style:text-properties fo:color="#0000ff" fo:font-size="14pt" style:text-underline-style="solid" style:text-underline-width="auto" style:text-underline-color="font-color"/>
    </style:style>
    <style:style style:name="P16" style:family="paragraph">
      <style:text-properties fo:color="#0000ff" fo:font-size="14pt" style:text-underline-style="solid" style:text-underline-width="auto" style:text-underline-color="font-color"/>
    </style:style>
    <style:style style:name="P17" style:family="paragraph">
      <style:paragraph-properties fo:margin-left="0cm" fo:margin-right="0cm" fo:text-indent="0cm"/>
      <style:text-properties fo:color="#ff3333" fo:font-size="14pt" style:text-underline-style="solid" style:text-underline-width="auto" style:text-underline-color="font-color"/>
    </style:style>
    <style:style style:name="P18" style:family="paragraph">
      <style:text-properties fo:color="#ff3333" fo:font-size="14pt" style:text-underline-style="solid" style:text-underline-width="auto" style:text-underline-color="font-color"/>
    </style:style>
    <style:style style:name="P19" style:family="paragraph">
      <style:paragraph-properties fo:margin-left="0cm" fo:margin-right="0cm" fo:text-indent="0cm"/>
      <style:text-properties fo:color="#0000ff" fo:font-size="11pt"/>
    </style:style>
    <style:style style:name="P20" style:family="paragraph">
      <style:paragraph-properties fo:margin-left="0cm" fo:margin-right="0cm" fo:text-indent="0cm"/>
      <style:text-properties fo:font-size="10.5pt"/>
    </style:style>
    <style:style style:name="P21" style:family="paragraph">
      <style:paragraph-properties fo:margin-left="0cm" fo:margin-right="0cm" fo:text-indent="0cm"/>
      <style:text-properties fo:font-size="14pt"/>
    </style:style>
    <style:style style:name="T1" style:family="text">
      <style:text-properties fo:color="#0000ff" fo:font-size="14pt" fo:text-shadow="none" style:text-underline-style="solid" style:text-underline-width="auto" style:text-underline-color="font-color" fo:font-weight="bold"/>
    </style:style>
    <style:style style:name="T2" style:family="text">
      <style:text-properties fo:font-size="12pt" style:text-underline-style="solid" style:text-underline-width="auto" style:text-underline-color="font-color" fo:font-weight="bold"/>
    </style:style>
    <style:style style:name="T3" style:family="text">
      <style:text-properties fo:font-size="12pt" fo:font-weight="normal"/>
    </style:style>
    <style:style style:name="T4" style:family="text">
      <style:text-properties fo:font-size="12pt" style:text-underline-style="solid" style:text-underline-width="auto" style:text-underline-color="font-color"/>
    </style:style>
    <style:style style:name="T5" style:family="text">
      <style:text-properties fo:color="#0000ff" fo:font-size="14pt" style:text-underline-style="solid" style:text-underline-width="auto" style:text-underline-color="font-color" fo:font-weight="bold"/>
    </style:style>
    <style:style style:name="T6" style:family="text">
      <style:text-properties fo:font-size="12pt"/>
    </style:style>
    <style:style style:name="T7" style:family="text">
      <style:text-properties fo:color="#0000ff" fo:font-size="12pt" style:text-underline-style="solid" style:text-underline-width="auto" style:text-underline-color="font-color"/>
    </style:style>
    <style:style style:name="T8" style:family="text">
      <style:text-properties fo:color="#0000ff" fo:font-size="12pt" style:text-underline-style="none"/>
    </style:style>
    <style:style style:name="T9" style:family="text">
      <style:text-properties fo:color="#999999" fo:font-size="9pt"/>
    </style:style>
    <style:style style:name="T10" style:family="text">
      <style:text-properties fo:font-size="14pt" fo:font-weight="bold"/>
    </style:style>
    <style:style style:name="T11" style:family="text">
      <style:text-properties fo:color="#0000ff" fo:font-size="14pt" style:text-underline-style="solid" style:text-underline-width="auto" style:text-underline-color="font-color"/>
    </style:style>
    <style:style style:name="T12" style:family="text">
      <style:text-properties fo:color="#ff3333" fo:font-size="14pt" style:text-underline-style="solid" style:text-underline-width="auto" style:text-underline-color="font-color"/>
    </style:style>
    <style:style style:name="T13" style:family="text">
      <style:text-properties fo:color="#666666" fo:font-size="11pt"/>
    </style:style>
    <style:style style:name="T14" style:family="text">
      <style:text-properties fo:color="#0000ff" fo:font-size="11pt"/>
    </style:style>
    <style:style style:name="T15" style:family="text">
      <style:text-properties fo:font-size="12pt" fo:font-weight="bold"/>
    </style:style>
    <style:style style:name="T16" style:family="text">
      <style:text-properties fo:font-size="10.5pt"/>
    </style:style>
    <style:style style:name="T17"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18.5cm" svg:height="16cm" svg:x="1.432cm" svg:y="0.932cm">
          <text:p text:style-name="P4"/>
        </draw:rect>
        <draw:custom-shape draw:style-name="gr2" draw:text-style-name="P1" draw:layer="layout" svg:width="7.5cm" svg:height="14.5cm" svg:x="11.932cm" svg:y="1.432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 draw:text-style-name="P1" draw:layer="layout" svg:width="6.5cm" svg:height="4.5cm" svg:x="12.398cm" svg:y="1.932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2.432cm" svg:y1="2.791cm" svg:x2="18.932cm" svg:y2="2.791cm">
            <text:p text:style-name="P4"/>
          </draw:line>
          <draw:custom-shape draw:style-name="gr2" draw:text-style-name="P1" draw:layer="layout" svg:width="0.4cm" svg:height="0.3cm" svg:x="12.898cm" svg:y="2.332cm">
            <text:p text:style-name="P4"/>
            <draw:enhanced-geometry svg:viewBox="0 0 21600 21600" draw:glue-points="10800 0 5400 10800 10800 21600 16200 10800" draw:text-areas="5400 10800 16200 21600" draw:mirror-horizontal="false" draw:mirror-vertical="false" draw:type="flowchart-extract" draw:enhanced-path="M 10800 0 L 21600 21600 0 21600 10800 0 Z N"/>
          </draw:custom-shape>
          <draw:frame draw:style-name="gr5" draw:text-style-name="P3" draw:layer="layout" svg:width="2.864cm" svg:height="0.818cm" svg:x="13.861cm" svg:y="1.932cm">
            <draw:text-box>
              <text:p text:style-name="P2"><text:span text:style-name="T1">Naujienos</text:span></text:p>
            </draw:text-box>
          </draw:frame>
          <draw:frame draw:style-name="gr5" draw:text-style-name="P5" draw:layer="layout" svg:width="6.361cm" svg:height="1.686cm" svg:x="12.537cm" svg:y="2.732cm">
            <draw:text-box>
              <text:p text:style-name="P4"><text:span text:style-name="T2">Pirmoji naujiena</text:span></text:p>
              <text:p text:style-name="P4"><text:span text:style-name="T3">Čia naujienos tekstas bus kaip </text:span></text:p>
              <text:p text:style-name="P4"><text:span text:style-name="T3">ir privaloma.</text:span></text:p>
            </draw:text-box>
          </draw:frame>
          <draw:frame draw:style-name="gr5" draw:text-style-name="P5" draw:layer="layout" svg:width="6.361cm" svg:height="1.686cm" svg:x="12.538cm" svg:y="4.132cm">
            <draw:text-box>
              <text:p text:style-name="P4"><text:span text:style-name="T2">Antroji naujiena</text:span></text:p>
              <text:p text:style-name="P4"><text:span text:style-name="T3">Čia naujienos tekstas bus kaip </text:span></text:p>
              <text:p text:style-name="P4"><text:span text:style-name="T3">ir privaloma.</text:span></text:p>
            </draw:text-box>
          </draw:frame>
          <draw:frame draw:style-name="gr5" draw:text-style-name="P7" draw:layer="layout" svg:width="3.478cm" svg:height="0.725cm" svg:x="14.92cm" svg:y="5.707cm">
            <draw:text-box>
              <text:p text:style-name="P6"><text:span text:style-name="T4">Visos naujienos</text:span></text:p>
            </draw:text-box>
          </draw:frame>
        </draw:g>
        <draw:custom-shape draw:style-name="gr3" draw:text-style-name="P1" draw:layer="layout" svg:width="6.5cm" svg:height="1cm" svg:x="12.432cm" svg:y="6.932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0.5cm" svg:height="0.5cm" svg:x="12.832cm" svg:y="7.232cm">
          <text:p text:style-name="P4"/>
          <draw:enhanced-geometry svg:viewBox="0 0 21600 21600" draw:glue-points="10800 0 5400 10800 10800 21600 16200 10800" draw:text-areas="5400 0 16200 10800" draw:mirror-horizontal="false" draw:mirror-vertical="false" draw:type="flowchart-merge" draw:enhanced-path="M 0 0 L 21600 0 10800 21600 0 0 Z N"/>
        </draw:custom-shape>
        <draw:frame draw:style-name="gr5" draw:text-style-name="P9" draw:layer="layout" svg:width="3.114cm" svg:height="0.818cm" svg:x="14.031cm" svg:y="7.069cm">
          <draw:text-box>
            <text:p text:style-name="P8"><text:span text:style-name="T5">Programos</text:span></text:p>
          </draw:text-box>
        </draw:frame>
        <draw:custom-shape draw:style-name="gr3" draw:text-style-name="P1" draw:layer="layout" svg:width="6.5cm" svg:height="1cm" svg:x="12.432cm" svg:y="8.114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9" draw:layer="layout" svg:width="1.522cm" svg:height="0.818cm" svg:x="14.71cm" svg:y="8.232cm">
          <draw:text-box>
            <text:p text:style-name="P8"><text:span text:style-name="T5">Wiki</text:span></text:p>
          </draw:text-box>
        </draw:frame>
        <draw:custom-shape draw:style-name="gr3" draw:text-style-name="P1" draw:layer="layout" svg:width="6.5cm" svg:height="1cm" svg:x="12.432cm" svg:y="9.332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9" draw:layer="layout" svg:width="1.598cm" svg:height="0.818cm" svg:x="14.634cm" svg:y="9.432cm">
          <draw:text-box>
            <text:p text:style-name="P8"><text:span text:style-name="T5">Blog</text:span></text:p>
          </draw:text-box>
        </draw:frame>
        <draw:custom-shape draw:style-name="gr3" draw:text-style-name="P1" draw:layer="layout" svg:width="6.5cm" svg:height="1cm" svg:x="12.432cm" svg:y="10.532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9" draw:layer="layout" svg:width="2.83cm" svg:height="0.818cm" svg:x="14.031cm" svg:y="10.669cm">
          <draw:text-box>
            <text:p text:style-name="P8"><text:span text:style-name="T5">Nuorodos</text:span></text:p>
          </draw:text-box>
        </draw:frame>
        <draw:custom-shape draw:style-name="gr3" draw:text-style-name="P1" draw:layer="layout" svg:width="6.5cm" svg:height="1cm" svg:x="12.432cm" svg:y="11.732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9" draw:layer="layout" svg:width="3.652cm" svg:height="0.818cm" svg:x="14.031cm" svg:y="11.869cm">
          <draw:text-box>
            <text:p text:style-name="P8"><text:span text:style-name="T5">AK ideologija</text:span></text:p>
          </draw:text-box>
        </draw:frame>
        <draw:custom-shape draw:style-name="gr2" draw:text-style-name="P1" draw:layer="layout" svg:width="0.5cm" svg:height="0.5cm" svg:x="12.832cm" svg:y="8.332cm">
          <text:p text:style-name="P4"/>
          <draw:enhanced-geometry svg:viewBox="0 0 21600 21600" draw:glue-points="10800 0 5400 10800 10800 21600 16200 10800" draw:text-areas="5400 0 16200 10800" draw:mirror-horizontal="false" draw:mirror-vertical="false" draw:type="flowchart-merge" draw:enhanced-path="M 0 0 L 21600 0 10800 21600 0 0 Z N"/>
        </draw:custom-shape>
        <draw:custom-shape draw:style-name="gr2" draw:text-style-name="P1" draw:layer="layout" svg:width="0.5cm" svg:height="0.5cm" svg:x="12.832cm" svg:y="9.532cm">
          <text:p text:style-name="P4"/>
          <draw:enhanced-geometry svg:viewBox="0 0 21600 21600" draw:glue-points="10800 0 5400 10800 10800 21600 16200 10800" draw:text-areas="5400 0 16200 10800" draw:mirror-horizontal="false" draw:mirror-vertical="false" draw:type="flowchart-merge" draw:enhanced-path="M 0 0 L 21600 0 10800 21600 0 0 Z N"/>
        </draw:custom-shape>
        <draw:custom-shape draw:style-name="gr2" draw:text-style-name="P1" draw:layer="layout" svg:width="0.5cm" svg:height="0.5cm" svg:x="12.832cm" svg:y="10.832cm">
          <text:p text:style-name="P4"/>
          <draw:enhanced-geometry svg:viewBox="0 0 21600 21600" draw:glue-points="10800 0 5400 10800 10800 21600 16200 10800" draw:text-areas="5400 0 16200 10800" draw:mirror-horizontal="false" draw:mirror-vertical="false" draw:type="flowchart-merge" draw:enhanced-path="M 0 0 L 21600 0 10800 21600 0 0 Z N"/>
        </draw:custom-shape>
        <draw:custom-shape draw:style-name="gr2" draw:text-style-name="P1" draw:layer="layout" svg:width="0.5cm" svg:height="0.5cm" svg:x="12.832cm" svg:y="12.032cm">
          <text:p text:style-name="P4"/>
          <draw:enhanced-geometry svg:viewBox="0 0 21600 21600" draw:glue-points="10800 0 5400 10800 10800 21600 16200 10800" draw:text-areas="5400 0 16200 10800" draw:mirror-horizontal="false" draw:mirror-vertical="false" draw:type="flowchart-merge" draw:enhanced-path="M 0 0 L 21600 0 10800 21600 0 0 Z N"/>
        </draw:custom-shape>
        <draw:custom-shape draw:style-name="gr3" draw:text-style-name="P1" draw:layer="layout" svg:width="6.5cm" svg:height="1cm" svg:x="12.432cm" svg:y="12.932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9" draw:layer="layout" svg:width="2.589cm" svg:height="0.818cm" svg:x="14.343cm" svg:y="13.032cm">
          <draw:text-box>
            <text:p text:style-name="P8"><text:span text:style-name="T5">Forumas</text:span></text:p>
          </draw:text-box>
        </draw:frame>
        <draw:custom-shape draw:style-name="gr2" draw:text-style-name="P1" draw:layer="layout" svg:width="0.5cm" svg:height="0.5cm" svg:x="12.832cm" svg:y="13.132cm">
          <text:p text:style-name="P4"/>
          <draw:enhanced-geometry svg:viewBox="0 0 21600 21600" draw:glue-points="10800 0 5400 10800 10800 21600 16200 10800" draw:text-areas="5400 0 16200 10800" draw:mirror-horizontal="false" draw:mirror-vertical="false" draw:type="flowchart-merge" draw:enhanced-path="M 0 0 L 21600 0 10800 21600 0 0 Z N"/>
        </draw:custom-shape>
        <draw:custom-shape draw:style-name="gr3" draw:text-style-name="P1" draw:layer="layout" svg:width="6.5cm" svg:height="1cm" svg:x="12.432cm" svg:y="14.132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9" draw:layer="layout" svg:width="2.974cm" svg:height="0.818cm" svg:x="14.344cm" svg:y="14.232cm">
          <draw:text-box>
            <text:p text:style-name="P8"><text:span text:style-name="T5">Paslaugos</text:span></text:p>
          </draw:text-box>
        </draw:frame>
        <draw:custom-shape draw:style-name="gr2" draw:text-style-name="P1" draw:layer="layout" svg:width="0.5cm" svg:height="0.5cm" svg:x="12.832cm" svg:y="14.332cm">
          <text:p text:style-name="P4"/>
          <draw:enhanced-geometry svg:viewBox="0 0 21600 21600" draw:glue-points="10800 0 5400 10800 10800 21600 16200 10800" draw:text-areas="5400 0 16200 10800" draw:mirror-horizontal="false" draw:mirror-vertical="false" draw:type="flowchart-merge" draw:enhanced-path="M 0 0 L 21600 0 10800 21600 0 0 Z N"/>
        </draw:custom-shape>
        <draw:frame draw:style-name="gr6" draw:text-style-name="P1" draw:layer="layout" svg:width="1.5cm" svg:height="2cm" svg:x="1.932cm" svg:y="1.432cm">
          <draw:image xlink:href="Pictures/1000000000000172000001D4F4A8B784.tif" xlink:type="simple" xlink:show="embed" xlink:actuate="onLoad">
            <text:p text:style-name="P4"/>
          </draw:image>
        </draw:frame>
        <draw:frame draw:style-name="gr5" draw:layer="layout" svg:width="7.089cm" svg:height="0.963cm" svg:x="3.843cm" svg:y="1.969cm">
          <draw:text-box>
            <text:p text:style-name="P4">„Atviras kodas Lietuvai“</text:p>
          </draw:text-box>
        </draw:frame>
        <draw:frame draw:style-name="gr7" draw:text-style-name="P10" draw:layer="layout" svg:width="9.5cm" svg:height="10cm" svg:x="1.932cm" svg:y="3.932cm">
          <draw:text-box>
            <text:p text:style-name="P10"><text:span text:style-name="T6">Sveiki atvykę į AKL Interneto svetainę. Čia jūs rasite informacijos lietuvių kalba apie atviro kodo judėjimą, „laisvas“ programas bei mūsų pastangas skleidžiant šias idėjas Lietuvoje.</text:span></text:p>
            <text:p text:style-name="P10"><text:span text:style-name="T6"/></text:p>
            <text:p text:style-name="P10"><text:span text:style-name="T6">„</text:span><text:span text:style-name="T6">Apie AKL“ skiltyje rasite informacijos apie visuomeninę organizaciją „Atviras kodas Lietuvai“, jos istoriją, misiją, tikslus, kontaktus, narystės bei rėmimo galimybes.</text:span></text:p>
            <text:p text:style-name="P10"><text:span text:style-name="T6"/></text:p>
            <text:p text:style-name="P10"><text:span text:style-name="T6">Skiltyje apie atvirą kodą rasite informacijos apie atviro kodo judėjimą, apie tai, kodėl jis atsirado ir kuo laisvos programos skiriasi nuo nuosavybinių.</text:span></text:p>
            <text:p text:style-name="P10"><text:span text:style-name="T6"/></text:p>
            <text:p text:style-name="P10"><text:span text:style-name="T6">Skaitykloje rasite informacijos apie atviro kodo srities lietuviškas knygas, naudingą dokumentaciją ir eiliniam kompiuterio vartotojui, ir specialistui, spaudoje publikuojamus straipsnius bei AKL skaitytus pranešimus.</text:span></text:p>
          </draw:text-box>
        </draw:frame>
        <draw:frame draw:style-name="gr5" draw:text-style-name="P11" draw:layer="layout" svg:width="8.272cm" svg:height="1.199cm" svg:x="2.015cm" svg:y="13.932cm">
          <draw:text-box>
            <text:p text:style-name="P4"><text:span text:style-name="T7">Misija/vizija/tiklai</text:span><text:span text:style-name="T8"> <text:s/></text:span><text:span text:style-name="T7">ištakos</text:span><text:span text:style-name="T8"> <text:s/></text:span><text:span text:style-name="T7">Įstatai</text:span><text:span text:style-name="T8"> <text:s/></text:span><text:span text:style-name="T7">narystė</text:span><text:span text:style-name="T8"> </text:span></text:p>
            <text:p text:style-name="P4"><text:span text:style-name="T7">rėmėjai</text:span><text:span text:style-name="T8"> <text:s/></text:span><text:span text:style-name="T7">kontaktai</text:span><text:span text:style-name="T8"> <text:s/></text:span><text:span text:style-name="T7">pranešimai</text:span><text:span text:style-name="T8"> </text:span><text:span text:style-name="T7"><text:s/>...</text:span></text:p>
          </draw:text-box>
        </draw:frame>
        <draw:frame draw:style-name="gr8" draw:text-style-name="P12" draw:layer="layout" svg:width="21cm" svg:height="1cm" svg:x="0.2cm" svg:y="15.932cm">
          <draw:text-box>
            <text:p text:style-name="P12"><text:span text:style-name="T9">Autorinės teisės © 2002--2006 Atviras kodas Lietuvai. Svetainės turinys pateikiamas pagal GNU FDL <text:s/>licenciją be invariantinių </text:span></text:p>
            <text:p text:style-name="P12"><text:span text:style-name="T9">skyrių ir priekinio ar užpakalinio viršelio tekstų. Visais klausimais kreipkitės: info@akl.lt. Puslapis sukurtas su Zope.</text:span></text:p>
          </draw:text-box>
        </draw:frame>
      </draw:page>
      <draw:page draw:name="page2" draw:style-name="dp1" draw:master-page-name="Default">
        <office:forms form:automatic-focus="false" form:apply-design-mode="false"/>
        <draw:rect draw:style-name="gr1" draw:text-style-name="P1" draw:layer="layout" svg:width="18.5cm" svg:height="16cm" svg:x="1.432cm" svg:y="0.932cm">
          <text:p text:style-name="P4"/>
        </draw:rect>
        <draw:custom-shape draw:style-name="gr9" draw:text-style-name="P1" draw:layer="layout" svg:width="1cm" svg:height="16cm" svg:x="18.932cm" svg:y="0.932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4" draw:layer="layout" svg:width="4.5cm" svg:height="0.963cm" draw:transform="rotate (-1.57079632679579) translate (19.932cm 7.832cm)">
          <draw:text-box>
            <text:p text:style-name="P4">AKL menu</text:p>
          </draw:text-box>
        </draw:frame>
        <draw:custom-shape draw:style-name="gr9" draw:text-style-name="P13" draw:layer="layout" svg:width="0.5cm" svg:height="3.5cm" svg:x="18.432cm" svg:y="7.432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10" draw:layer="layout" svg:width="1.56cm" svg:height="0.725cm" draw:transform="rotate (-1.57079632679579) translate (19.057cm 8.432cm)">
          <draw:text-box>
            <text:p text:style-name="P10"><text:span text:style-name="T6">Show</text:span></text:p>
          </draw:text-box>
        </draw:frame>
        <draw:custom-shape draw:style-name="gr3" draw:text-style-name="P1" draw:layer="layout" svg:width="4cm" svg:height="11cm" svg:x="1.932cm" svg:y="3.932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 draw:layer="layout" svg:width="1.5cm" svg:height="2cm" svg:x="1.932cm" svg:y="1.432cm">
          <draw:image xlink:href="Pictures/1000000000000172000001D4F4A8B784.tif" xlink:type="simple" xlink:show="embed" xlink:actuate="onLoad">
            <text:p text:style-name="P4"/>
          </draw:image>
        </draw:frame>
        <draw:frame draw:style-name="gr5" draw:layer="layout" svg:width="8.105cm" svg:height="0.963cm" svg:x="3.844cm" svg:y="1.97cm">
          <draw:text-box>
            <text:p text:style-name="P4">Laisvų programų katalogas</text:p>
          </draw:text-box>
        </draw:frame>
        <draw:custom-shape draw:style-name="gr3" draw:text-style-name="P1" draw:layer="layout" svg:width="0.5cm" svg:height="3.5cm" svg:x="5.932cm" svg:y="7.432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10" draw:layer="layout" svg:width="1.374cm" svg:height="0.725cm" draw:transform="rotate (-1.57079632679579) translate (6.557cm 8.432cm)">
          <draw:text-box>
            <text:p text:style-name="P10"><text:span text:style-name="T6">Hide</text:span></text:p>
          </draw:text-box>
        </draw:frame>
        <draw:frame draw:style-name="gr11" draw:text-style-name="P14" draw:layer="layout" svg:width="3cm" svg:height="0.818cm" svg:x="2.432cm" svg:y="4.432cm">
          <draw:text-box>
            <text:p text:style-name="P14"><text:span text:style-name="T10">Menu</text:span></text:p>
          </draw:text-box>
        </draw:frame>
        <draw:frame draw:style-name="gr5" draw:text-style-name="P16" draw:layer="layout" svg:width="3.199cm" svg:height="0.806cm" svg:x="2.132cm" svg:y="5.432cm">
          <draw:text-box>
            <text:p text:style-name="P15"><text:span text:style-name="T11">Darbui biure</text:span></text:p>
          </draw:text-box>
        </draw:frame>
        <draw:frame draw:style-name="gr5" draw:text-style-name="P16" draw:layer="layout" svg:width="2.572cm" svg:height="0.806cm" svg:x="2.133cm" svg:y="6.132cm">
          <draw:text-box>
            <text:p text:style-name="P15"><text:span text:style-name="T11">Internetui</text:span></text:p>
          </draw:text-box>
        </draw:frame>
        <draw:frame draw:style-name="gr5" draw:text-style-name="P16" draw:layer="layout" svg:width="3.592cm" svg:height="0.806cm" svg:x="2.133cm" svg:y="6.832cm">
          <draw:text-box>
            <text:p text:style-name="P15"><text:span text:style-name="T11">Gragikos apd.</text:span></text:p>
          </draw:text-box>
        </draw:frame>
        <draw:frame draw:style-name="gr5" draw:text-style-name="P16" draw:layer="layout" svg:width="2.894cm" svg:height="0.806cm" svg:x="2.133cm" svg:y="7.532cm">
          <draw:text-box>
            <text:p text:style-name="P15"><text:span text:style-name="T11">Multimedia</text:span></text:p>
          </draw:text-box>
        </draw:frame>
        <draw:frame draw:style-name="gr5" draw:text-style-name="P16" draw:layer="layout" svg:width="3.821cm" svg:height="0.806cm" svg:x="2.133cm" svg:y="8.232cm">
          <draw:text-box>
            <text:p text:style-name="P15"><text:span text:style-name="T11">Programavimui</text:span></text:p>
          </draw:text-box>
        </draw:frame>
        <draw:frame draw:style-name="gr5" draw:text-style-name="P16" draw:layer="layout" svg:width="2.475cm" svg:height="0.806cm" svg:x="2.133cm" svg:y="8.932cm">
          <draw:text-box>
            <text:p text:style-name="P15"><text:span text:style-name="T11">Mokymui</text:span></text:p>
          </draw:text-box>
        </draw:frame>
        <draw:frame draw:style-name="gr5" draw:text-style-name="P18" draw:layer="layout" svg:width="2.047cm" svg:height="0.806cm" svg:x="2.268cm" svg:y="9.626cm">
          <draw:text-box>
            <text:p text:style-name="P17"><text:span text:style-name="T12">Pridėk </text:span></text:p>
          </draw:text-box>
        </draw:frame>
        <draw:frame draw:style-name="gr12" draw:text-style-name="P19" draw:layer="layout" svg:width="9.5cm" svg:height="0.75cm" svg:x="7.932cm" svg:y="4.432cm">
          <draw:text-box>
            <text:p text:style-name="P19"><text:span text:style-name="T13">Naujausios</text:span><text:span text:style-name="T14"> | Populiariausios | Geriausiai įvertintos</text:span></text:p>
          </draw:text-box>
        </draw:frame>
        <draw:frame draw:style-name="gr13" draw:text-style-name="P20" draw:layer="layout" svg:width="11cm" svg:height="10.678cm" svg:x="6.932cm" svg:y="5.432cm">
          <draw:text-box>
            <text:p text:style-name="P20"><text:span text:style-name="T15">Biuro paketas „OpenOffice.org“</text:span></text:p>
            <text:p text:style-name="P20"><text:span text:style-name="T16">„</text:span><text:span text:style-name="T16">OpenOffice“ gali visiškai pakeisti „MS-Office“ programas. Pilnai palaikomas lietuviškas raštas. Yra įvairių kalbų (anglų, vokiečių, rusų, lietuvių, lenkų ir kt.) rašybos tikrinimas bei automatinis perkėlimas. OpenOffice biuro paketas turi daug naudingų galimybių, pvz., integruotą exportavimą į PDF formatą, galimybė išsaugoti grafinę bylą SWF (Macromedia Flash) formatu, „Macro Recorder“ ir t.t. Naujausia versija yra 2.0 beta, kurioje yra daug naujų galimybių, pvz patogi duomenų bazių programa, ištaisyta daug klaidų, pagerintas suderinamumas su paplitusiais komerciniais dokumentų formatais.</text:span></text:p>
            <text:p text:style-name="P20"><text:span text:style-name="T16"/></text:p>
            <text:p text:style-name="P20"><text:span text:style-name="T15">Tekstų redaktorius „AbiWord“</text:span></text:p>
            <text:p text:style-name="P20"><text:span text:style-name="T16">Nedidelis, greitas, naudojantis mažai kompiuterio resursų (užtenka 8 MB RAM), išverstas į lietuvių kalbą tekstų redaktorius „AbiWord“. Supranta „MS Word“ bei RTF dokumentų formatą. Dokumentų keitimuisi su paplitusiomis programomis rekomenduojama naudoti RTF formatą.</text:span></text:p>
            <text:p text:style-name="P20"><text:span text:style-name="T16"/></text:p>
            <text:p text:style-name="P20"><text:span text:style-name="T15">Diagramų kūrimo paketas „Dia“</text:span></text:p>
            <text:p text:style-name="P20"><text:span text:style-name="T16">„</text:span><text:span text:style-name="T16">Dia“ - tai multiplatforminė diagramų kūrimo programa, panaši į „Visio“. „Dia“ yra nemokama atviro kodo programa su GPL licencija. Programa skirta įvairių diagramų braižymui: tinklo, elektros įrangos, programinės įrangos (UML) ir kt.</text:span></text:p>
          </draw:text-box>
        </draw:frame>
        <draw:frame draw:style-name="gr10" draw:text-style-name="P21" draw:layer="layout" svg:width="5cm" svg:height="0.818cm" svg:x="8.532cm" svg:y="16.126cm">
          <draw:text-box>
            <text:p text:style-name="P21"><text:span text:style-name="T17">&lt;&lt; </text:span><text:span text:style-name="T10">1</text:span><text:span text:style-name="T17"> 2 3 ... 15 &gt;&g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432cm" fo:margin-bottom="0.469cm" fo:margin-left="0.432cm" fo:margin-right="0.464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meta:creation-date>2006-06-30T00:12:44</meta:creation-date>
    <dc:date>2006-06-30T02:01:49</dc:date>
    <dc:language>en-US</dc:language>
    <meta:editing-cycles>6</meta:editing-cycles>
    <meta:editing-duration>PT1H33M41S</meta:editing-duration>
    <meta:user-defined meta:name="Info 1"/>
    <meta:user-defined meta:name="Info 2"/>
    <meta:user-defined meta:name="Info 3"/>
    <meta:user-defined meta:name="Info 4"/>
    <meta:document-statistic meta:object-count="57"/>
  </office:meta>
</office:document-meta>
</file>